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ANDEO NUÑEZ ROY VIRGIL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5759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17125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ANDEO NUÑEZ ROY VIRGIL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5759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17125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57598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8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9/2021</text:p>
          </table:table-cell>
          <table:table-cell table:style-name="Tabla2.A3" office:value-type="string">
            <text:p text:style-name="P22">395878</text:p>
          </table:table-cell>
          <table:table-cell table:style-name="Tabla2.D3" office:value-type="string">
            <text:p text:style-name="P23">85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10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